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justify" style:justify-single-word="false"/>
      <style:text-properties officeooo:rsid="0027121a" officeooo:paragraph-rsid="0027121a"/>
    </style:style>
    <style:style style:name="P2" style:family="paragraph" style:parent-style-name="Text_20_body" style:list-style-name="L1">
      <style:paragraph-properties fo:text-align="justify" style:justify-single-word="false"/>
      <style:text-properties officeooo:rsid="002589aa" officeooo:paragraph-rsid="002589aa"/>
    </style:style>
    <style:style style:name="P3" style:family="paragraph" style:parent-style-name="Text_20_body" style:list-style-name="L1">
      <style:paragraph-properties fo:text-align="justify" style:justify-single-word="false"/>
      <style:text-properties officeooo:rsid="001beb31" officeooo:paragraph-rsid="001beb31"/>
    </style:style>
    <style:style style:name="P4" style:family="paragraph" style:parent-style-name="Text_20_body" style:list-style-name="L1">
      <style:paragraph-properties fo:text-align="justify" style:justify-single-word="false"/>
      <style:text-properties officeooo:rsid="001beb31" officeooo:paragraph-rsid="0028316d"/>
    </style:style>
    <style:style style:name="P5" style:family="paragraph" style:parent-style-name="Text_20_body" style:list-style-name="L1">
      <style:paragraph-properties fo:text-align="justify" style:justify-single-word="false"/>
      <style:text-properties officeooo:rsid="002a8674" officeooo:paragraph-rsid="002a8674"/>
    </style:style>
    <style:style style:name="P6" style:family="paragraph" style:parent-style-name="Text_20_body" style:list-style-name="L1">
      <style:paragraph-properties fo:text-align="justify" style:justify-single-word="false"/>
      <style:text-properties officeooo:rsid="001ed1b1" officeooo:paragraph-rsid="001ed1b1"/>
    </style:style>
    <style:style style:name="P7" style:family="paragraph" style:parent-style-name="Text_20_body" style:list-style-name="L1">
      <style:paragraph-properties fo:text-align="justify" style:justify-single-word="false"/>
      <style:text-properties officeooo:rsid="00209d5e" officeooo:paragraph-rsid="00209d5e"/>
    </style:style>
    <style:style style:name="P8" style:family="paragraph" style:parent-style-name="Text_20_body" style:list-style-name="L1">
      <style:paragraph-properties fo:text-align="justify" style:justify-single-word="false"/>
      <style:text-properties officeooo:rsid="001e5a53" officeooo:paragraph-rsid="001e5a53"/>
    </style:style>
    <style:style style:name="P9" style:family="paragraph" style:parent-style-name="Text_20_body" style:list-style-name="L1">
      <style:paragraph-properties fo:text-align="justify" style:justify-single-word="false"/>
      <style:text-properties officeooo:rsid="00229358" officeooo:paragraph-rsid="00229358"/>
    </style:style>
    <style:style style:name="P10" style:family="paragraph" style:parent-style-name="Text_20_body" style:list-style-name="L1">
      <style:paragraph-properties fo:text-align="justify" style:justify-single-word="false"/>
      <style:text-properties officeooo:rsid="0028316d" officeooo:paragraph-rsid="0028316d"/>
    </style:style>
    <style:style style:name="P11" style:family="paragraph" style:parent-style-name="Text_20_body" style:list-style-name="L1">
      <style:paragraph-properties fo:text-align="justify" style:justify-single-word="false"/>
      <style:text-properties officeooo:rsid="002ce0df" officeooo:paragraph-rsid="002ce0df"/>
    </style:style>
    <style:style style:name="P12" style:family="paragraph" style:parent-style-name="Text_20_body" style:list-style-name="L1">
      <style:paragraph-properties fo:text-align="justify" style:justify-single-word="false"/>
      <style:text-properties officeooo:rsid="00298048" officeooo:paragraph-rsid="00298048"/>
    </style:style>
    <style:style style:name="P13" style:family="paragraph" style:parent-style-name="Text_20_body" style:list-style-name="L1">
      <style:paragraph-properties fo:text-align="justify" style:justify-single-word="false"/>
      <style:text-properties officeooo:rsid="002dadfe" officeooo:paragraph-rsid="002dadfe"/>
    </style:style>
    <style:style style:name="P14" style:family="paragraph" style:parent-style-name="Contents_20_Heading">
      <style:text-properties officeooo:rsid="002e4837" officeooo:paragraph-rsid="002e4837"/>
    </style:style>
    <style:style style:name="P15" style:family="paragraph" style:parent-style-name="Contents_20_Heading" style:list-style-name="L2">
      <style:text-properties officeooo:rsid="002e4837" officeooo:paragraph-rsid="002e4837"/>
    </style:style>
    <style:style style:name="T1" style:family="text">
      <style:text-properties officeooo:rsid="00229358"/>
    </style:style>
    <style:style style:name="T2" style:family="text">
      <style:text-properties officeooo:rsid="002ddad8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ntents_20_Heading">İÇİNDEKİLER</text:p>
      <text:list xml:id="list5604652924757774374" text:style-name="L1">
        <text:list-item>
          <text:p text:style-name="P1">Kapak</text:p>
        </text:list-item>
        <text:list-item>
          <text:p text:style-name="P2">İçindekiler</text:p>
        </text:list-item>
        <text:list-item>
          <text:p text:style-name="P3">Kısaltmalar</text:p>
        </text:list-item>
        <text:list-item>
          <text:p text:style-name="P5">Tablo ve Şekillerin Listesi</text:p>
        </text:list-item>
        <text:list-item>
          <text:p text:style-name="P3">Önsöz</text:p>
        </text:list-item>
        <text:list-item>
          <text:p text:style-name="P3">Özet</text:p>
        </text:list-item>
        <text:list-item>
          <text:p text:style-name="P5">Abstract</text:p>
        </text:list-item>
        <text:list-item>
          <text:p text:style-name="P3">Giriş</text:p>
        </text:list-item>
        <text:list-item>
          <text:p text:style-name="P3">Genetik Algoritmalar </text:p>
          <text:list>
            <text:list-item>
              <text:p text:style-name="P6">Tanımlar</text:p>
            </text:list-item>
            <text:list-item>
              <text:p text:style-name="P6">Teknik Gereksinimler</text:p>
            </text:list-item>
            <text:list-item>
              <text:p text:style-name="P6">Basit Algoritma</text:p>
            </text:list-item>
            <text:list-item>
              <text:p text:style-name="P6">Gerçek Zamanlı Algoritma</text:p>
            </text:list-item>
          </text:list>
        </text:list-item>
        <text:list-item>
          <text:p text:style-name="P3"><text:s/>Yapay Sinir Ağları</text:p>
          <text:list>
            <text:list-item>
              <text:p text:style-name="P7">Sinir Ağı</text:p>
            </text:list-item>
            <text:list-item>
              <text:p text:style-name="P7">Katman</text:p>
            </text:list-item>
            <text:list-item>
              <text:p text:style-name="P7">Sinir</text:p>
            </text:list-item>
            <text:list-item>
              <text:p text:style-name="P7">Bağlantı</text:p>
            </text:list-item>
          </text:list>
        </text:list-item>
        <text:list-item>
          <text:p text:style-name="P8"><text:s/>Nöroevrim</text:p>
          <text:list>
            <text:list-item>
              <text:p text:style-name="P7">Tanım</text:p>
            </text:list-item>
            <text:list-item>
              <text:p text:style-name="P7">Özet</text:p>
            </text:list-item>
            <text:list-item>
              <text:p text:style-name="P7">Yapay Sinir ağının Genetik Olarak Modellemesi</text:p>
            </text:list-item>
          </text:list>
        </text:list-item>
        <text:list-item>
          <text:p text:style-name="P8"><text:s/>XOR Problemi</text:p>
          <text:list>
            <text:list-item>
              <text:p text:style-name="P7">XOR Probleminin Nöroevrim ile çözül<text:span text:style-name="T1">m</text:span>esi</text:p>
            </text:list-item>
            <text:list-item>
              <text:p text:style-name="P9">Sonuçlar ve Analiz</text:p>
            </text:list-item>
          </text:list>
        </text:list-item>
        <text:list-item>
          <text:p text:style-name="P10"><text:s/>Gerçek Zamanlı Problem : kartal.io</text:p>
          <text:list>
            <text:list-item>
              <text:p text:style-name="P11">Problem</text:p>
            </text:list-item>
            <text:list-item>
              <text:p text:style-name="P12">Girdil<text:span text:style-name="T2">er ve Çıktılar</text:span></text:p>
            </text:list-item>
            <text:list-item>
              <text:p text:style-name="P12">Çözüm</text:p>
            </text:list-item>
            <text:list-item>
              <text:p text:style-name="P12">Analiz</text:p>
            </text:list-item>
          </text:list>
        </text:list-item>
        <text:list-item>
          <text:p text:style-name="P4"><text:s/>Sonuç</text:p>
        </text:list-item>
        <text:list-item>
          <text:p text:style-name="P3"><text:s/>Kaynakça</text:p>
        </text:list-item>
        <text:list-item>
          <text:p text:style-name="P13"><text:s/>Ekler</text:p>
        </text:list-item>
        <text:list-item>
          <text:p text:style-name="P3"><text:s/>Özgeçmiş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91cm" fo:margin-right="3.08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40M1S</meta:editing-duration>
    <meta:editing-cycles>23</meta:editing-cycles>
    <meta:generator>LibreOffice/4.4.7.2$Windows_x86 LibreOffice_project/f3153a8b245191196a4b6b9abd1d0da16eead600</meta:generator>
    <dc:date>2016-05-26T23:16:45.312000000</dc:date>
    <meta:document-statistic meta:table-count="0" meta:image-count="0" meta:object-count="0" meta:page-count="1" meta:paragraph-count="35" meta:word-count="98" meta:character-count="535" meta:non-whitespace-character-count="497"/>
    <meta:user-defined meta:name="Info 1"/>
    <meta:user-defined meta:name="Info 2"/>
    <meta:user-defined meta:name="Info 3"/>
    <meta:user-defined meta:name="Info 4"/>
  </office:meta>
</office:document-meta>
</file>